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348c" officeooo:paragraph-rsid="000c348c"/>
    </style:style>
    <style:style style:name="P2" style:family="paragraph" style:parent-style-name="Standard">
      <style:paragraph-properties fo:text-align="center" style:justify-single-word="false"/>
      <style:text-properties officeooo:rsid="000c348c" officeooo:paragraph-rsid="000e4e5b"/>
    </style:style>
    <style:style style:name="P3" style:family="paragraph" style:parent-style-name="Standard">
      <style:paragraph-properties fo:text-align="center" style:justify-single-word="false"/>
      <style:text-properties fo:font-size="48pt" officeooo:rsid="000c348c" officeooo:paragraph-rsid="000e4e5b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c348c" officeooo:paragraph-rsid="000e4e5b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348c" officeooo:paragraph-rsid="000e4e5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0c348c" officeooo:paragraph-rsid="000e4e5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officeooo:rsid="000c348c" officeooo:paragraph-rsid="000e4e5b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c348c" officeooo:paragraph-rsid="000e4e5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officeooo:rsid="000c348c" officeooo:paragraph-rsid="000e4e5b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officeooo:rsid="000e4e5b" officeooo:paragraph-rsid="000e4e5b"/>
    </style:style>
    <style:style style:name="P11" style:family="paragraph" style:parent-style-name="Standard" style:master-page-name="">
      <loext:graphic-properties draw:fill="none"/>
      <style:paragraph-properties fo:margin-left="-0.2201in" fo:margin-right="0in" fo:text-align="start" style:justify-single-word="false" fo:text-indent="0in" style:auto-text-indent="false" style:page-number="auto" fo:background-color="transparent"/>
      <style:text-properties fo:font-size="12pt" officeooo:rsid="000c348c" officeooo:paragraph-rsid="000e4e5b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-0.2201in" fo:margin-right="0in" fo:text-align="start" style:justify-single-word="false" fo:text-indent="0in" style:auto-text-indent="false" style:page-number="auto" fo:background-color="transparent"/>
      <style:text-properties fo:font-size="12pt" fo:font-weight="normal" officeooo:rsid="000c348c" officeooo:paragraph-rsid="000e4e5b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-0.2201in" fo:margin-right="0in" fo:text-align="start" style:justify-single-word="false" fo:text-indent="0in" style:auto-text-indent="false" fo:background-color="transparent"/>
      <style:text-properties fo:font-size="12pt" officeooo:rsid="000c348c" officeooo:paragraph-rsid="000e4e5b" style:font-size-asian="12pt" style:font-size-complex="12pt"/>
    </style:style>
    <style:style style:name="P14" style:family="paragraph" style:parent-style-name="Standard" style:master-page-name="">
      <loext:graphic-properties draw:fill="none"/>
      <style:paragraph-properties fo:margin-left="-0.2201in" fo:margin-right="0in" fo:text-align="start" style:justify-single-word="false" fo:text-indent="0in" style:auto-text-indent="false" style:page-number="auto" fo:background-color="transparent"/>
      <style:text-properties fo:font-size="18pt" officeooo:rsid="000c348c" officeooo:paragraph-rsid="000e4e5b" style:font-size-asian="18pt" style:font-size-complex="18pt"/>
    </style:style>
    <style:style style:name="P15" style:family="paragraph" style:parent-style-name="Standard" style:master-page-name="">
      <loext:graphic-properties draw:fill="none"/>
      <style:paragraph-properties fo:margin-left="-0.2201in" fo:margin-right="0in" fo:text-align="start" style:justify-single-word="false" fo:text-indent="0in" style:auto-text-indent="false" style:page-number="auto" fo:background-color="transparent"/>
      <style:text-properties fo:font-size="18pt" officeooo:rsid="000c348c" officeooo:paragraph-rsid="000e4e5b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2pt" officeooo:rsid="000e4e5b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">Chapitre 1</text:p>
      <text:p text:style-name="P3"/>
      <text:p text:style-name="P4">Contexte général du proje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2"><text:span text:style-name="T1">1. Présentation de l’organisme d’accueil</text:span></text:p>
      <text:p text:style-name="P8">1.1 Présentation générale</text:p>
      <text:p text:style-name="P8"><text:span text:style-name="T3"/></text:p>
      <text:p text:style-name="P8"><text:span text:style-name="T3"/></text:p>
      <text:p text:style-name="P8"><text:span text:style-name="T3">Présentation de Hiitconsulting et I@D</text:span></text:p>
      <text:p text:style-name="P8"/>
      <text:p text:style-name="P8"/>
      <text:p text:style-name="P8">1.2 Organigramm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<text:span text:style-name="T2"/></text:p>
      <text:p text:style-name="P13"><text:span text:style-name="T2"/></text:p>
      <text:p text:style-name="P13"><text:span text:style-name="T2">2. Présentation du projet</text:span></text:p>
      <text:p text:style-name="P7">2.1 Le cadre du projet</text:p>
      <text:p text:style-name="P7">2.2 Les objectifs du projet</text:p>
      <text:p text:style-name="P5">2.3 L’approche Métie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2"/>
      <text:p text:style-name="P2"/>
      <text:p text:style-name="P14">3. Conduite du projet</text:p>
      <text:p text:style-name="P9"/>
      <text:p text:style-name="P9">3.1 Processus de développement</text:p>
      <text:p text:style-name="P9">3.2 Planning du proje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4">4. Conclusion</text:p>
      <text:p text:style-name="P2"/>
      <text:p text:style-name="P2"/>
      <text:p text:style-name="P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45:54.192786299</meta:creation-date>
    <dc:date>2018-03-27T10:07:39.292060890</dc:date>
    <meta:editing-duration>PT1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4" meta:word-count="52" meta:character-count="335" meta:non-whitespace-character-count="297"/>
  </office:meta>
</office:document-meta>
</file>